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Owner( UserConfig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20201016_01.testFas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_20201016_01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.setCreator( UserConfig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getWor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setAccount( String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get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setWorkid( String wor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Agent( UserConfig 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